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Treeview</text:p>
      <text:p text:style-name="P1"/>
      <text:p text:style-name="P1"/>
      <text:p text:style-name="P2">FdTreeView can create an ascending or descending tree, family tree like.</text:p>
      <text:p text:style-name="P2">It can be used in a TScrollBox, to enlarge width and height. We use for that the property AutoEnLarge set to Tru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eu GIROUX</meta:initial-creator>
    <meta:creation-date>2011-04-01T15:52:54</meta:creation-date>
    <dc:date>2011-04-01T16:47:38</dc:date>
    <dc:creator>Matthieu GIROUX</dc:creator>
    <meta:editing-duration>PT6M18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3" meta:word-count="34" meta:character-count="196"/>
  </office:meta>
</office:document-meta>
</file>